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8900000478CD5E0120B2D107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.59cm" svg:height="9.209cm" draw:z-index="0"><draw:image xlink:href="Pictures/100000010000088900000478CD5E0120B2D107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9T15:17:20.214775473</meta:creation-date>
    <dc:date>2025-01-19T15:17:39.301393562</dc:date>
    <meta:editing-duration>PT1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